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естирование" style:family="table">
      <style:table-properties style:width="16.999cm" table:align="margins"/>
    </style:style>
    <style:style style:name="Тестирование.A" style:family="table-column">
      <style:table-column-properties style:column-width="0.794cm" style:rel-column-width="450*"/>
    </style:style>
    <style:style style:name="Тестирование.B" style:family="table-column">
      <style:table-column-properties style:column-width="3.704cm" style:rel-column-width="2100*"/>
    </style:style>
    <style:style style:name="Тестирование.C" style:family="table-column">
      <style:table-column-properties style:column-width="5.715cm" style:rel-column-width="3240*"/>
    </style:style>
    <style:style style:name="Тестирование.D" style:family="table-column">
      <style:table-column-properties style:column-width="6.786cm" style:rel-column-width="3847*"/>
    </style:style>
    <style:style style:name="Тестирование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естирование.D1" style:family="table-cell">
      <style:table-cell-properties fo:padding="0.097cm" fo:border="0.002cm solid #000000"/>
    </style:style>
    <style:style style:name="Тестирование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естирование.B2" style:family="table-cell">
      <style:table-cell-properties fo:padding="0.097cm" fo:border-left="0.002cm solid #000000" fo:border-right="none" fo:border-top="none" fo:border-bottom="0.002cm solid #000000"/>
    </style:style>
    <style:style style:name="Тестирование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3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fo:language="ru" fo:country="RU"/>
    </style:style>
    <style:style style:name="P4" style:family="paragraph" style:parent-style-name="Text_20_body" style:list-style-name="L1">
      <style:paragraph-properties fo:margin-left="1.245cm" fo:margin-right="0cm" fo:text-align="start" style:justify-single-word="false" fo:text-indent="0cm" style:auto-text-indent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Содержание</text:h>
      <text:list xml:id="list27402393" text:style-name="L1">
        <text:list-header>
          <text:p text:style-name="P2">Введение........................................................................................<text:tab/>3</text:p>
          <text:p text:style-name="P2">Техническое задание.....................................................................<text:tab/>4<text:tab/></text:p>
          <text:p text:style-name="P2">Описание программы...................................................................<text:tab/>5</text:p>
          <text:p text:style-name="P2">Исходные коды..............................................................................<text:tab/>10</text:p>
          <text:p text:style-name="P4">Тестирование.................................................................................<text:tab/>11</text:p>
          <text:p text:style-name="P4">Приложения...................................................................................<text:tab/>13</text:p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Введение</text:h>
      <text:p text:style-name="P1">Приложение создано для упрощения администрирования небольшого торгового предприятия. <text:s/>Реализация на языке программирования <text:span text:style-name="T1">C# </text:span>с использованием .<text:span text:style-name="T1">NET framework </text:span>и <text:span text:style-name="T1">MS SQL Server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Техническое задание</text:h>
      <text:p text:style-name="P1">См. приложени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Описание программы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Исходные коды</text:h>
      <text:p text:style-name="P1">См. приложение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Тестирование</text:h>
      <text:p text:style-name="Text_20_body"/>
      <table:table table:name="Тестирование" table:style-name="Тестирование">
        <table:table-column table:style-name="Тестирование.A"/>
        <table:table-column table:style-name="Тестирование.B"/>
        <table:table-column table:style-name="Тестирование.C"/>
        <table:table-column table:style-name="Тестирование.D"/>
        <table:table-row>
          <table:table-cell table:style-name="Тестирование.A1" office:value-type="string">
            <text:p text:style-name="P6">№</text:p>
          </table:table-cell>
          <table:table-cell table:style-name="Тестирование.A1" office:value-type="string">
            <text:p text:style-name="P6">Название</text:p>
          </table:table-cell>
          <table:table-cell table:style-name="Тестирование.A1" office:value-type="string">
            <text:p text:style-name="P6">Действия</text:p>
          </table:table-cell>
          <table:table-cell table:style-name="Тестирование.D1" office:value-type="string">
            <text:p text:style-name="P6">Ожидаемый результат</text:p>
          </table:table-cell>
        </table:table-row>
        <table:table-row>
          <table:table-cell table:style-name="Тестирование.A2" office:value-type="float" office:value="1">
            <text:p text:style-name="P5">1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2">
            <text:p text:style-name="P5">2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3">
            <text:p text:style-name="P5">3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4">
            <text:p text:style-name="P5">4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5">
            <text:p text:style-name="P5">5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6">
            <text:p text:style-name="P5">6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7">
            <text:p text:style-name="P5">7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8">
            <text:p text:style-name="P5">8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9">
            <text:p text:style-name="P5">9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Приложен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M57S</meta:editing-duration>
    <meta:editing-cycles>6</meta:editing-cycles>
    <meta:generator>OpenOffice.org/3.3$Win32 OpenOffice.org_project/330m20$Build-9567</meta:generator>
    <dc:date>2012-05-19T07:41:30.24</dc:date>
    <meta:document-statistic meta:table-count="1" meta:image-count="0" meta:object-count="0" meta:page-count="7" meta:paragraph-count="29" meta:word-count="70" meta:character-count="905"/>
    <meta:user-defined meta:name="Info 1"/>
    <meta:user-defined meta:name="Info 2"/>
    <meta:user-defined meta:name="Info 3"/>
    <meta:user-defined meta:name="Info 4"/>
  </office:meta>
</office:document-meta>
</file>